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vnTask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Svn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vnTask.setOutput( File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bstractSvnTask.setVerbos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Revision( String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vnTask.get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Error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SvnTask.getOutpu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SvnTask.setForce( boolean fo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addConfiguredCommandline( Commandline c , boolean insertAt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vnTask.removeCommandline( Commandlin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addSubCommandArgument( Commandline c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ErrorStream( OutputStream error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executeToString( Execute exec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SvnTask.runCommand( Commandline toExecu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bstractSvnTask.getTar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AbstractSvn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Appen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ExecuteStream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vnTask.setQuiet( boolean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SubCommand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addConfiguredCommandline( Commandline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addSubCommandArgument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Sub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ExecuteStreamHandler( ExecuteStream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Error( Fi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getSv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Dryrun( boolean 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configureCommandline( Commandline 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SvnTask.setTargets( File targ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vnTask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